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0B9E1E1F190D3C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5.088cm"/>
    </style:style>
    <style:style style:name="gr2" style:family="graphic" style:parent-style-name="standard">
      <style:graphic-properties svg:stroke-color="#ffffff" draw:fill-color="#ffffff" draw:textarea-vertical-align="middle"/>
    </style:style>
    <style:style style:name="gr3" style:family="graphic" style:parent-style-name="standard">
      <style:graphic-properties draw:fill="bitmap" draw:fill-image-name="Horizontal" draw:textarea-vertical-align="middle"/>
    </style:style>
    <style:style style:name="gr4" style:family="graphic" style:parent-style-name="objectwithoutfill">
      <style:graphic-properties svg:stroke-color="#000000" draw:marker-end="Arrow" draw:marker-end-width="0.102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bitmap" draw:fill-image-name="Horizontal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588cm" svg:height="2.413cm" svg:x="0.124cm" svg:y="0.512cm">
            <text:p/>
            <draw:enhanced-geometry svg:viewBox="0 0 21600 21600" draw:type="rectangle" draw:enhanced-path="M 0 0 L 21600 0 21600 21600 0 21600 0 0 Z N"/>
          </draw:custom-shape>
          <draw:path draw:style-name="gr2" draw:text-style-name="P2" draw:layer="layout" svg:width="0.634cm" svg:height="3.047cm" svg:x="-0.003cm" svg:y="0.004cm" svg:viewBox="0 0 635 3048" svg:d="M0 3048c1322 0 0-554 496-1524s-496-1524-496-1524v831z">
            <text:p/>
          </draw:path>
          <draw:path draw:style-name="gr3" draw:text-style-name="P3" draw:layer="layout" svg:width="1.397cm" svg:height="2.412cm" svg:x="6.301cm" svg:y="0.512cm" svg:viewBox="0 0 1398 2413" svg:d="M0 2413c3145-1397 0-2413 0-2413z">
            <text:p/>
          </draw:path>
          <draw:line draw:style-name="gr4" draw:text-style-name="P4" draw:layer="layout" svg:x1="5.966cm" svg:y1="2.87cm" svg:x2="5.966cm" svg:y2="2.616cm">
            <text:p/>
          </draw:line>
          <draw:line draw:style-name="gr4" draw:text-style-name="P4" draw:layer="layout" svg:x1="5.966cm" svg:y1="2.489cm" svg:x2="5.966cm" svg:y2="2.108cm">
            <text:p/>
          </draw:line>
          <draw:line draw:style-name="gr4" draw:text-style-name="P4" draw:layer="layout" svg:x1="5.966cm" svg:y1="1.981cm" svg:x2="5.966cm" svg:y2="1.473cm">
            <text:p/>
          </draw:line>
          <draw:line draw:style-name="gr4" draw:text-style-name="P4" draw:layer="layout" svg:x1="5.966cm" svg:y1="0.811cm" svg:x2="5.966cm" svg:y2="0.557cm">
            <text:p/>
          </draw:line>
          <draw:line draw:style-name="gr4" draw:text-style-name="P4" draw:layer="layout" svg:x1="5.966cm" svg:y1="1.319cm" svg:x2="5.966cm" svg:y2="0.938cm">
            <text:p/>
          </draw:line>
          <draw:custom-shape draw:style-name="gr1" draw:text-style-name="P1" draw:layer="layout" svg:width="5.588cm" svg:height="2.413cm" svg:x="8.252cm" svg:y="0.512cm">
            <text:p/>
            <draw:enhanced-geometry svg:viewBox="0 0 21600 21600" draw:type="rectangle" draw:enhanced-path="M 0 0 L 21600 0 21600 21600 0 21600 0 0 Z N"/>
          </draw:custom-shape>
          <draw:path draw:style-name="gr2" draw:text-style-name="P2" draw:layer="layout" svg:width="0.634cm" svg:height="3.047cm" svg:x="8.125cm" svg:y="0.004cm" svg:viewBox="0 0 635 3048" svg:d="M0 3048c1322 0 0-554 496-1524s-496-1524-496-1524v831z">
            <text:p/>
          </draw:path>
          <draw:polygon draw:style-name="gr5" draw:text-style-name="P4" draw:layer="layout" svg:width="1.223cm" svg:height="2.391cm" svg:x="13.84cm" svg:y="0.533cm" svg:viewBox="0 0 1224 2392" draw:points="0,2392 1224,2392 0,1168 1168,0 0,0">
            <text:p/>
          </draw:polygon>
          <draw:line draw:style-name="gr4" draw:text-style-name="P4" draw:layer="layout" svg:x1="13.84cm" svg:y1="0.533cm" svg:x2="15.008cm" svg:y2="0.533cm">
            <text:p/>
          </draw:line>
          <draw:line draw:style-name="gr4" draw:text-style-name="P4" draw:layer="layout" svg:x1="13.84cm" svg:y1="0.833cm" svg:x2="14.724cm" svg:y2="0.833cm">
            <text:p/>
          </draw:line>
          <draw:line draw:style-name="gr4" draw:text-style-name="P4" draw:layer="layout" svg:x1="13.84cm" svg:y1="1.133cm" svg:x2="14.408cm" svg:y2="1.133cm">
            <text:p/>
          </draw:line>
          <draw:line draw:style-name="gr4" draw:text-style-name="P4" draw:layer="layout" svg:x1="13.84cm" svg:y1="1.433cm" svg:x2="14.11cm" svg:y2="1.433cm">
            <text:p/>
          </draw:line>
          <draw:line draw:style-name="gr4" draw:text-style-name="P4" draw:layer="layout" svg:x1="15.064cm" svg:y1="2.925cm" svg:x2="13.84cm" svg:y2="2.925cm">
            <text:p/>
          </draw:line>
          <draw:line draw:style-name="gr4" draw:text-style-name="P4" draw:layer="layout" svg:x1="14.774cm" svg:y1="2.633cm" svg:x2="13.84cm" svg:y2="2.633cm">
            <text:p/>
          </draw:line>
          <draw:line draw:style-name="gr4" draw:text-style-name="P4" draw:layer="layout" svg:x1="14.475cm" svg:y1="2.333cm" svg:x2="13.84cm" svg:y2="2.333cm">
            <text:p/>
          </draw:line>
          <draw:line draw:style-name="gr4" draw:text-style-name="P4" draw:layer="layout" svg:x1="14.176cm" svg:y1="2.033cm" svg:x2="13.84cm" svg:y2="2.0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Horizontal" xlink:href="Pictures/1000000000000008000000080B9E1E1F190D3C6F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062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4:46:07.075368307</meta:creation-date>
    <dc:date>2017-02-28T23:23:32.529083429</dc:date>
    <meta:editing-duration>PT13M26S</meta:editing-duration>
    <meta:editing-cycles>4</meta:editing-cycles>
    <meta:generator>LibreOffice/5.3.0.3$Linux_X86_64 LibreOffice_project/30m0$Build-3</meta:generator>
    <meta:document-statistic meta:object-count="20"/>
  </office:meta>
</office:document-meta>
</file>